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Horizontal_20_Line">
      <style:paragraph-properties fo:padding="0in" fo:border="none" style:shadow="none"/>
    </style:style>
    <style:style style:name="P4" style:family="paragraph" style:parent-style-name="Preformatted_20_Text" style:list-style-name="L2">
      <style:paragraph-properties fo:margin-top="0in" fo:margin-bottom="0.1965in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ask Manager – Popis projektu</text:h>
      <text:h text:style-name="Heading_20_2" text:outline-level="2">1. Popis funkcí</text:h>
      <text:p text:style-name="Text_20_body">Tento Python projekt implementuje správce úkolů s MySQL databází a podporou operací CRUD:</text:p>
      <text:list xml:id="list6144424364300958318" text:style-name="L1">
        <text:list-item>
          <text:p text:style-name="P1"><text:span text:style-name="Strong_20_Emphasis">pripojeni_db()</text:span><text:line-break/>Naváže spojení s databází <text:span text:style-name="Source_20_Text">ukoly_db</text:span>. Pokud spojení selže, funkce vrátí chybu.</text:p>
        </text:list-item>
        <text:list-item>
          <text:p text:style-name="P1"><text:span text:style-name="Strong_20_Emphasis">vytvoreni_tabulky()</text:span><text:line-break/>Vytvoří tabulku <text:span text:style-name="Source_20_Text">ukoly</text:span>, pokud ještě neexistuje. Tabulka obsahuje sloupce: <text:span text:style-name="Source_20_Text">id</text:span>, <text:span text:style-name="Source_20_Text">nazev</text:span>, <text:span text:style-name="Source_20_Text">popis</text:span>, <text:span text:style-name="Source_20_Text">stav</text:span>, <text:span text:style-name="Source_20_Text">datum_vytvoreni</text:span>.</text:p>
        </text:list-item>
        <text:list-item>
          <text:p text:style-name="P1"><text:span text:style-name="Strong_20_Emphasis">db_pridat_ukol(nazev, popis)</text:span><text:line-break/>Přidá nový úkol do databáze s výchozím stavem „Nezahájeno“. Odstraní mezery a ošetří prázdné vstupy.</text:p>
        </text:list-item>
        <text:list-item>
          <text:p text:style-name="P1"><text:span text:style-name="Strong_20_Emphasis">db_ziskat_ukoly(stavy=None)</text:span><text:line-break/>Získá seznam úkolů z databáze. Lze filtrovat podle stavu úkolů.</text:p>
        </text:list-item>
        <text:list-item>
          <text:p text:style-name="P1"><text:span text:style-name="Strong_20_Emphasis">db_aktualizovat_stav(ukol_id, novy_stav)</text:span><text:line-break/>Změní stav konkrétního úkolu podle ID.</text:p>
        </text:list-item>
        <text:list-item>
          <text:p text:style-name="P1"><text:span text:style-name="Strong_20_Emphasis">db_odstranit_ukol(ukol_id)</text:span><text:line-break/>Odstraní úkol podle ID.</text:p>
        </text:list-item>
      </text:list>
      <text:p text:style-name="Text_20_body"><text:span text:style-name="Strong_20_Emphasis">Poznámka:</text:span> Funkce jsou navrženy tak, aby se daly volat nezávisle pro účely testování a automatizace. Testovací kód je izolovaný pod <text:span text:style-name="Source_20_Text">if __name__ == "__main__":</text:span>.</text:p>
      <text:p text:style-name="P3"/>
      <text:h text:style-name="Heading_20_2" text:outline-level="2">2. Spuštění programu a testů</text:h>
      <text:list xml:id="list6320686705516707665" text:style-name="L2">
        <text:list-item>
          <text:p text:style-name="P2"><text:span text:style-name="Strong_20_Emphasis">Spuštění programu:</text:span></text:p>
          <text:p text:style-name="P4"><text:span text:style-name="Source_20_Text">python task_manager_02_db.py</text:span></text:p>
        </text:list-item>
        <text:list-item>
          <text:p text:style-name="P2"><text:span text:style-name="Strong_20_Emphasis">Spuštění testů pomocí pytest:</text:span></text:p>
          <text:p text:style-name="P4"><text:span text:style-name="Source_20_Text">pytest test_task_manager_02_db.py</text:span></text:p>
        </text:list-item>
        <text:list-item>
          <text:p text:style-name="P2"><text:span text:style-name="Strong_20_Emphasis">Databáze a tabulka:</text:span></text:p>
          <text:list>
            <text:list-item>
              <text:p text:style-name="P2">Databáze <text:span text:style-name="Source_20_Text">ukoly_db</text:span> musí existovat.</text:p>
            </text:list-item>
            <text:list-item>
              <text:p text:style-name="P2">Tabulka <text:span text:style-name="Source_20_Text">ukoly</text:span> se vytvoří automaticky při prvním spuštění programu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18T21:53:09.87</meta:creation-date>
    <dc:date>2025-12-20T22:35:10.81</dc:date>
    <meta:editing-duration>PT10M52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1" meta:paragraph-count="18" meta:word-count="155" meta:character-count="1132"/>
  </office:meta>
</office:document-meta>
</file>